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d9578"/>
    </style:style>
    <style:style style:name="P2" style:family="paragraph" style:parent-style-name="Standard">
      <style:paragraph-properties fo:line-height="150%"/>
      <style:text-properties officeooo:paragraph-rsid="000f11c4"/>
    </style:style>
    <style:style style:name="P3" style:family="paragraph" style:parent-style-name="Standard">
      <style:paragraph-properties fo:line-height="150%"/>
      <style:text-properties officeooo:paragraph-rsid="001031e0"/>
    </style:style>
    <style:style style:name="P4" style:family="paragraph" style:parent-style-name="Standard">
      <style:paragraph-properties fo:line-height="150%"/>
      <style:text-properties officeooo:paragraph-rsid="0011e904"/>
    </style:style>
    <style:style style:name="P5" style:family="paragraph" style:parent-style-name="Standard">
      <style:paragraph-properties fo:line-height="150%"/>
      <style:text-properties officeooo:paragraph-rsid="00110674"/>
    </style:style>
    <style:style style:name="P6" style:family="paragraph" style:parent-style-name="Standard">
      <style:paragraph-properties fo:line-height="150%"/>
      <style:text-properties officeooo:rsid="004636c3" officeooo:paragraph-rsid="001031e0" style:font-name-asian="Times New Roman" style:font-name-complex="Arial2"/>
    </style:style>
    <style:style style:name="P7" style:family="paragraph" style:parent-style-name="Standard">
      <style:paragraph-properties fo:line-height="150%"/>
      <style:text-properties officeooo:rsid="004636c3" officeooo:paragraph-rsid="0015aee2" style:font-name-asian="Times New Roman" style:font-name-complex="Arial2"/>
    </style:style>
    <style:style style:name="P8" style:family="paragraph" style:parent-style-name="Standard">
      <style:paragraph-properties fo:line-height="150%"/>
      <style:text-properties officeooo:rsid="0047cc36" officeooo:paragraph-rsid="000f0cc8" style:font-name-asian="Times New Roman" style:font-name-complex="Arial2"/>
    </style:style>
    <style:style style:name="P9" style:family="paragraph" style:parent-style-name="Standard">
      <style:paragraph-properties fo:line-height="150%"/>
      <style:text-properties officeooo:rsid="0013f030" officeooo:paragraph-rsid="0013f030" style:font-name-asian="Times New Roman" style:font-name-complex="Arial2"/>
    </style:style>
    <style:style style:name="P10" style:family="paragraph" style:parent-style-name="Standard">
      <style:paragraph-properties fo:line-height="150%"/>
      <style:text-properties officeooo:rsid="000d91f9" officeooo:paragraph-rsid="000d91f9"/>
    </style:style>
    <style:style style:name="P11" style:family="paragraph" style:parent-style-name="Standard">
      <style:paragraph-properties fo:line-height="150%"/>
      <style:text-properties officeooo:rsid="001a4f45" officeooo:paragraph-rsid="001a4f45"/>
    </style:style>
    <style:style style:name="P12" style:family="paragraph" style:parent-style-name="Standard">
      <style:paragraph-properties fo:line-height="150%"/>
      <style:text-properties officeooo:paragraph-rsid="001d7e96"/>
    </style:style>
    <style:style style:name="P13" style:family="paragraph" style:parent-style-name="Standard">
      <style:paragraph-properties fo:line-height="150%"/>
      <style:text-properties officeooo:paragraph-rsid="0013f030"/>
    </style:style>
    <style:style style:name="T1" style:family="text">
      <style:text-properties officeooo:rsid="00064d29"/>
    </style:style>
    <style:style style:name="T2" style:family="text">
      <style:text-properties officeooo:rsid="00055f65"/>
    </style:style>
    <style:style style:name="T3" style:family="text">
      <style:text-properties officeooo:rsid="004636c3"/>
    </style:style>
    <style:style style:name="T4" style:family="text">
      <style:text-properties style:font-name-asian="Times New Roman" style:font-name-complex="Arial2"/>
    </style:style>
    <style:style style:name="T5" style:family="text">
      <style:text-properties officeooo:rsid="000f11c4" style:font-name-asian="Times New Roman" style:font-name-complex="Arial2"/>
    </style:style>
    <style:style style:name="T6" style:family="text">
      <style:text-properties officeooo:rsid="004636c3" style:font-name-asian="Times New Roman" style:font-name-complex="Arial2"/>
    </style:style>
    <style:style style:name="T7" style:family="text">
      <style:text-properties officeooo:rsid="001031e0" style:font-name-asian="Times New Roman" style:font-name-complex="Arial2"/>
    </style:style>
    <style:style style:name="T8" style:family="text">
      <style:text-properties officeooo:rsid="00110674" style:font-name-asian="Times New Roman" style:font-name-complex="Arial2"/>
    </style:style>
    <style:style style:name="T9" style:family="text">
      <style:text-properties officeooo:rsid="00137a3e" style:font-name-asian="Times New Roman" style:font-name-complex="Arial2"/>
    </style:style>
    <style:style style:name="T10" style:family="text">
      <style:text-properties officeooo:rsid="0011e904" style:font-name-asian="Times New Roman" style:font-name-complex="Arial2"/>
    </style:style>
    <style:style style:name="T11" style:family="text">
      <style:text-properties officeooo:rsid="0013f030" style:font-name-asian="Times New Roman" style:font-name-complex="Arial2"/>
    </style:style>
    <style:style style:name="T12" style:family="text">
      <style:text-properties officeooo:rsid="001749af" style:font-name-asian="Times New Roman" style:font-name-complex="Arial2"/>
    </style:style>
    <style:style style:name="T13" style:family="text">
      <style:text-properties officeooo:rsid="001864b4" style:font-name-asian="Times New Roman" style:font-name-complex="Arial2"/>
    </style:style>
    <style:style style:name="T14" style:family="text">
      <style:text-properties officeooo:rsid="001d1b6f" style:font-name-asian="Times New Roman" style:font-name-complex="Arial2"/>
    </style:style>
    <style:style style:name="T15" style:family="text">
      <style:text-properties officeooo:rsid="001d7e96" style:font-name-asian="Times New Roman" style:font-name-complex="Arial2"/>
    </style:style>
    <style:style style:name="T16" style:family="text">
      <style:text-properties officeooo:rsid="001031e0"/>
    </style:style>
    <style:style style:name="T17" style:family="text">
      <style:text-properties officeooo:rsid="00137a3e"/>
    </style:style>
    <style:style style:name="T18" style:family="text">
      <style:text-properties officeooo:rsid="001749af"/>
    </style:style>
    <style:style style:name="T19" style:family="text">
      <style:text-properties officeooo:rsid="00110674"/>
    </style:style>
    <style:style style:name="T20" style:family="text">
      <style:text-properties officeooo:rsid="0013f030"/>
    </style:style>
    <style:style style:name="T21" style:family="text">
      <style:text-properties officeooo:rsid="001d7e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ason Test</text:p>
      <text:p text:style-name="P11">EXERCISE</text:p>
      <text:p text:style-name="P12"><text:span text:style-name="T19">1) I have four </text:span>cards. <text:span text:style-name="T2">Each card has a letter on one side and an integer</text:span> <text:span text:style-name="T2">on the other side.</text:span></text:p>
      <text:p text:style-name="P1"><text:span text:style-name="T2">I put the cards down on a table, </text:span>so you can only see one side of each card.</text:p>
      <text:p text:style-name="P1">You can see:<text:tab/><text:tab/>A, <text:span text:style-name="T1">M</text:span>, 4, 7</text:p>
      <text:p text:style-name="P1">Which cards do you have to turn over to test the <text:span text:style-name="T3">rule:</text:span></text:p>
      <text:p text:style-name="P1"><text:tab/>If the letter is a vowel then the <text:span text:style-name="T18">integer</text:span> is even?</text:p>
      <text:p text:style-name="P12"><text:span text:style-name="T20">2) I have four </text:span>cards. <text:span text:style-name="T2">Each card has a town on one side and a mode of transport on the other side.</text:span></text:p>
      <text:p text:style-name="P1"><text:span text:style-name="T2">I put the cards down on a table, </text:span>so you can only see one side of each card.</text:p>
      <text:p text:style-name="P1">You can see:<text:tab/><text:tab/>Leeds, Manchester, <text:span text:style-name="T16">C</text:span>ar, <text:span text:style-name="T16">T</text:span>rain</text:p>
      <text:p text:style-name="P1">Which cards do you have to turn over to test the <text:span text:style-name="T3">rule:</text:span></text:p>
      <text:p text:style-name="P1"><text:tab/>If the town is Manchester then the <text:span text:style-name="T1">mode of transport </text:span>is <text:span text:style-name="T16">T</text:span>rain?</text:p>
      <text:p text:style-name="P12"><text:span text:style-name="T20">3) I have four </text:span>cards. <text:span text:style-name="T2">Each card has a person’s age on one side and a drink on the other side.</text:span></text:p>
      <text:p text:style-name="P1"><text:span text:style-name="T2">I put the cards down on a table, </text:span>so you can only see one side of each card.</text:p>
      <text:p text:style-name="P1">You can see:<text:tab/><text:tab/>16 <text:span text:style-name="T1">years old</text:span>, 24 <text:span text:style-name="T1">years old</text:span>, <text:span text:style-name="T16">B</text:span>eer, <text:span text:style-name="T16">L</text:span>emonade</text:p>
      <text:p text:style-name="P1">Which cards do you have to turn over to test the <text:span text:style-name="T3">rule:</text:span></text:p>
      <text:p text:style-name="P1"><text:tab/>If the drink is <text:span text:style-name="T16">B</text:span>eer then the <text:span text:style-name="T1">person’s </text:span>age <text:span text:style-name="T1">must be</text:span> over 18 <text:span text:style-name="T1">years old?</text:span></text:p>
      <text:p text:style-name="P2"><text:span text:style-name="T5">SO</text:span><text:span text:style-name="T13">LUTIONS</text:span></text:p>
      <text:p text:style-name="P8">We need to look for potential rule breakers.</text:p>
      <text:p text:style-name="P13"><text:span text:style-name="T11">1</text:span><text:span text:style-name="T15">) </text:span><text:span text:style-name="T9">A</text:span><text:span text:style-name="T7"> rule-breaker has got </text:span><text:span text:style-name="T12">a </text:span><text:span text:style-name="T7">vowel on one side an</text:span><text:span text:style-name="T9">d a</text:span><text:span text:style-name="T12">n odd integer</text:span><text:span text:style-name="T7"> on the other side.</text:span></text:p>
      <text:p text:style-name="P2"><text:span text:style-name="T9">W</text:span><text:span text:style-name="T5">e need to turn over A in case the other side is </text:span><text:span text:style-name="T14">an odd integer</text:span><text:span text:style-name="T9">.</text:span></text:p>
      <text:p text:style-name="P2"><text:span text:style-name="T9">W</text:span><text:span text:style-name="T5">e need to turn over 7 in case the other side is </text:span><text:span text:style-name="T14">a </text:span><text:span text:style-name="T5">vowel.</text:span></text:p>
      <text:p text:style-name="P13"><text:span text:style-name="T11">2</text:span><text:span text:style-name="T15">) </text:span><text:span text:style-name="T9">A</text:span><text:span text:style-name="T7"> rule-breaker has got Manchester on one side and not Train on the other side.</text:span></text:p>
      <text:p text:style-name="P3"><text:span text:style-name="T9">W</text:span><text:span text:style-name="T6">e need to turn over Manchester in case the other side is not </text:span><text:span text:style-name="T7">Train.</text:span></text:p>
      <text:p text:style-name="P6"><text:span text:style-name="T17">W</text:span>e need to turn over Car in case the other side is Manchester.</text:p>
      <text:p text:style-name="P9">3<text:span text:style-name="T21">) A rule breaker has got Beer on one side and not over 18 years old on the other side.</text:span></text:p>
      <text:p text:style-name="P6"><text:span text:style-name="T17">W</text:span>e need to turn over Beer in case the other side is not over 18 years old.</text:p>
      <text:p text:style-name="P7"><text:span text:style-name="T17">W</text:span>e need to turn over 16 <text:span text:style-name="T1">years old</text:span> in case the other side is Beer.</text:p>
      <text:p text:style-name="P6"/>
      <text:p text:style-name="P5"><text:span text:style-name="T13">N</text:span><text:span text:style-name="T8">ote: </text:span><text:span text:style-name="T10">These three questions are logically equivalent. However research has shown that n</text:span><text:span text:style-name="T8">early every-one gets e</text:span><text:span text:style-name="T11">xample</text:span><text:span text:style-name="T8"> (1) </text:span><text:span text:style-name="T12">incorrect</text:span><text:span text:style-name="T8"> but nearly every-one gets e</text:span><text:span text:style-name="T11">xample</text:span><text:span text:style-name="T8"> (3) correct.</text:span></text:p>
      <text:p text:style-name="P4"><text:span text:style-name="T10">There is no research available on e</text:span><text:span text:style-name="T11">xample</text:span><text:span text:style-name="T10"> (2) because I just made it u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9T16:26:45.838000000</meta:creation-date>
    <dc:date>2024-09-05T14:17:10.053000000</dc:date>
    <meta:editing-duration>PT53M38S</meta:editing-duration>
    <meta:editing-cycles>19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30" meta:word-count="409" meta:character-count="1934" meta:non-whitespace-character-count="1549"/>
  </office:meta>
</office:document-meta>
</file>